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F6000002470A9CA0C4.svm"/>
  <manifest:file-entry manifest:media-type="" manifest:full-path="Pictures/20000007000019F200000335751E9704.svm"/>
  <manifest:file-entry manifest:media-type="" manifest:full-path="Pictures/20000007000042E0000006B96850E1EE.svm"/>
  <manifest:file-entry manifest:media-type="" manifest:full-path="Pictures/2000000700004BA9000019F2E292D91A.svm"/>
  <manifest:file-entry manifest:media-type="" manifest:full-path="Pictures/20000007000043990000031BE5802311.svm"/>
  <manifest:file-entry manifest:media-type="" manifest:full-path="Pictures/2000000700001FBC00000895EBB985C4.svm"/>
  <manifest:file-entry manifest:media-type="" manifest:full-path="Pictures/2000000700003FFB000008114111DA60.svm"/>
  <manifest:file-entry manifest:media-type="" manifest:full-path="Pictures/200000070000494800002F8C41D15DE6.svm"/>
  <manifest:file-entry manifest:media-type="" manifest:full-path="Pictures/2000000700004188000001F82BDDA4F3.svm"/>
  <manifest:file-entry manifest:media-type="" manifest:full-path="Pictures/200000070000499700002075A502EEA9.svm"/>
  <manifest:file-entry manifest:media-type="" manifest:full-path="Pictures/200000070000263F00002462A20BAD11.svm"/>
  <manifest:file-entry manifest:media-type="" manifest:full-path="Pictures/2000000700001A270000057BE37184C0.svm"/>
  <manifest:file-entry manifest:media-type="" manifest:full-path="Pictures/20000007000045C4000006699EEF0AB7.svm"/>
  <manifest:file-entry manifest:media-type="" manifest:full-path="Pictures/20000007000058AE000009346A4F3824.svm"/>
  <manifest:file-entry manifest:media-type="" manifest:full-path="Pictures/2000000700002F080000024732C04D75.svm"/>
  <manifest:file-entry manifest:media-type="" manifest:full-path="Pictures/20000007000023DE000006695770C2A9.svm"/>
  <manifest:file-entry manifest:media-type="" manifest:full-path="Pictures/20000007000025010000133AA4AE3115.svm"/>
  <manifest:file-entry manifest:media-type="" manifest:full-path="Pictures/20000007000026F80000133A8F1C4612.svm"/>
  <manifest:file-entry manifest:media-type="" manifest:full-path="Pictures/200000070000241300000A07AC6E0AD0.svm"/>
  <manifest:file-entry manifest:media-type="" manifest:full-path="Pictures/200000070000383A000008462A84D54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list-style-name="L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jointures entre les tables :</text:p>
      <text:p text:style-name="P1"/>
      <text:p text:style-name="P4">Souvent en réalité on aura plusieurs tables par bases de données. Prenons la table jeux_video. On indique à chaques fois le possesseur. Un peu chiant mais pas dramatique. Maintenant supposons qu'on veuille pas seulement le nom, mais aussi le numéro de téléphone, l'adresse etc... du possesseur. Il faudrait recopier à chaques fois les mêmes infos, pas terrible. La solution c'est de créer une seconde table sous cette forme :</text:p>
      <text:p text:style-name="P4"/>
      <text:p text:style-name="P4"><draw:frame draw:style-name="fr1" draw:name="images1" text:anchor-type="paragraph" svg:width="9.977cm" svg:height="4.921cm" draw:z-index="0"><draw:image xlink:href="Pictures/20000007000026F80000133A8F1C4612.svm" xlink:type="simple" xlink:show="embed" xlink:actuate="onLoad"/></draw:frame>Et on aura notre table jeux_video qui associera notre possesseur par son ID :</text:p>
      <text:p text:style-name="P4"/>
      <text:p text:style-name="P4"><draw:frame draw:style-name="fr2" draw:name="images2" text:anchor-type="paragraph" svg:width="16.999cm" svg:height="5.83cm" draw:z-index="1"><draw:image xlink:href="Pictures/2000000700004BA9000019F2E292D91A.svm" xlink:type="simple" xlink:show="embed" xlink:actuate="onLoad"/></draw:frame>Le truc c'est que pour l'instant SQL ne sait pas que ID_proprietaire = 2 désigne le possesseur Patrick et toutes ses infos. Il va falloir faire la jointure, et il y a deux types de jointures. </text:p>
      <text:p text:style-name="P4">Pour illustrer ça, imaginons que dans la table possesseur on ait une personne, Romain, qui n'a aucun jeu (son ID n'apparaît nulle part dans la table jeux_video).</text:p>
      <text:p text:style-name="P4"/>
      <text:p text:style-name="P4">Jointure interne : la plus stricte. "Romain" n'apparaît nulle part, dans une jointure interne, on force la correspondance dans la table jointe jeux_video. </text:p>
      <text:p text:style-name="P4"/>
      <text:p text:style-name="P4">Jointure externe : on retourne tous les possesseurs. Dans le cas de Romain, le champ lié aura une valeur NULL. Plus complète / moins stricte.</text:p>
      <text:p text:style-name="P4"/>
      <text:p text:style-name="P4"/>
      <text:p text:style-name="P7">Effectuer une liaison interne :</text:p>
      <text:p text:style-name="P7"/>
      <text:list xml:id="list3652783510250340630" text:style-name="L1">
        <text:list-item>
          <text:p text:style-name="P8">Synthaxe ancienne, avec WHERE :</text:p>
        </text:list-item>
      </text:list>
      <text:p text:style-name="P4"/>
      <text:p text:style-name="P4"><draw:frame draw:style-name="fr3" draw:name="images3" text:anchor-type="paragraph" svg:x="-0.079cm" svg:y="0.097cm" svg:width="16.999cm" svg:height="1.561cm" draw:z-index="2"><draw:image xlink:href="Pictures/20000007000045C4000006699EEF0AB7.svm" xlink:type="simple" xlink:show="embed" xlink:actuate="onLoad"/></draw:frame></text:p>
      <text:p text:style-name="P4"><text:soft-page-break/></text:p>
      <text:p text:style-name="P4">Ici on met le nom des tables avant le champ qu'on veut sélectionner pour plus de clarté, c'est pas obligé. Cette requête se traduit par : quand ID_propriétaire de jeux_video = ID de proprietaire, sélectionner le champ nom de jeux_video (1er champ) et le prenom de proprietaire (2ème champ) :</text:p>
      <text:p text:style-name="P4"/>
      <text:p text:style-name="P4"><draw:frame draw:style-name="fr1" draw:name="images4" text:anchor-type="paragraph" svg:width="9.474cm" svg:height="4.921cm" draw:z-index="3"><draw:image xlink:href="Pictures/20000007000025010000133AA4AE3115.svm" xlink:type="simple" xlink:show="embed" xlink:actuate="onLoad"/></draw:frame></text:p>
      <text:p text:style-name="P4"/>
      <text:p text:style-name="P4">En l'état la requête ne nous sert pas à grand chose cela dit, car on a pas d'alias pour récupérer les champs temporaires crées ... La forme avec alias + alias pour les tables afin de raccourcir la requête :</text:p>
      <text:p text:style-name="P4"/>
      <text:p text:style-name="P4"><draw:frame draw:style-name="fr2" draw:name="images5" text:anchor-type="paragraph" svg:width="16.999cm" svg:height="1.709cm" draw:z-index="4"><draw:image xlink:href="Pictures/20000007000042E0000006B96850E1EE.svm" xlink:type="simple" xlink:show="embed" xlink:actuate="onLoad"/></draw:frame></text:p>
      <text:p text:style-name="P4">Note : beaucoup de développeurs omettent le AS puisque celui-ci n'est pas indispensable. Maus pour moi ça devient un peu confus.</text:p>
      <text:p text:style-name="P4"/>
      <text:p text:style-name="P4">Enfin bref. Imagine qu'on a une requête là dessus de la forme $request = $bdd-&gt;query ...</text:p>
      <text:p text:style-name="P4">Et qu'on vient fetch sur cette request : $donnees = $request-&gt;fetch().</text:p>
      <text:p text:style-name="P4">Alors donnees['nom_jeu'] = Super Mario Bros et donnees['prenom_proprietaire'] = Florent</text:p>
      <text:p text:style-name="P4">etc...</text:p>
      <text:p text:style-name="P4"/>
      <text:p text:style-name="P7">Synthaxe avec JOIN (plus courant) (pour liaisons internes) :</text:p>
      <text:p text:style-name="P7"/>
      <text:p text:style-name="P7"/>
      <text:p text:style-name="P7"><draw:frame draw:style-name="fr1" draw:name="images6" text:anchor-type="paragraph" svg:width="16.379cm" svg:height="2.066cm" draw:z-index="5"><draw:image xlink:href="Pictures/2000000700003FFB000008114111DA60.svm" xlink:type="simple" xlink:show="embed" xlink:actuate="onLoad"/></draw:frame> </text:p>
      <text:p text:style-name="P4">(sans les AS). D'abord on sélectionne les champs. Puis on récupère la table principale, puis la table avec laquelle on fait une INNER JOIN selon (ON) le critère j.ID_proprietaire = p.ID.</text:p>
      <text:p text:style-name="P4"/>
      <text:p text:style-name="P4">Si on veut préciser plus loin d'autres conditions (avec du WHERE etc... on peut).</text:p>
      <text:p text:style-name="P4"/>
      <text:p text:style-name="P4"/>
      <text:p text:style-name="P4"/>
      <text:p text:style-name="P4"/>
      <text:p text:style-name="P4"/>
      <text:p text:style-name="P4"/>
      <text:p text:style-name="P7"><text:soft-page-break/>Liaisons externes :</text:p>
      <text:p text:style-name="P7"/>
      <text:p text:style-name="P4">Deux écritures à connaître : LEFT JOIN et RIGHT JOIN. </text:p>
      <text:p text:style-name="P4"/>
      <text:p text:style-name="P4"><draw:frame draw:style-name="fr1" draw:name="images7" text:anchor-type="paragraph" svg:width="14.393cm" svg:height="2.118cm" draw:z-index="6"><draw:image xlink:href="Pictures/200000070000383A000008462A84D549.svm" xlink:type="simple" xlink:show="embed" xlink:actuate="onLoad"/></draw:frame></text:p>
      <text:p text:style-name="P4">Ici la table LEFT est proprietaire. Et <text:span text:style-name="T1">la table désignée par la direction est celle dont on prend tous les éléments, même ceux qui n'ont pas de correspondance</text:span>. </text:p>
      <text:p text:style-name="P4">Si j'avais écrit RIGHT JOIN dans le code ci-dessus, on aurait récupéré toutes les données de jeux_videos, même ceux pour qui l'ID_proprietaire <text:span text:style-name="T2">n'auraient pas eu d'équivalent dans le p.ID (possesseur inconnu), ou aurait la valeur nulle (des jeux_videos sans possesseurs donc).</text:span></text:p>
      <text:p text:style-name="P6"/>
      <text:p text:style-name="P4"/>
      <text:p text:style-name="P3">Les images en PHP :</text:p>
      <text:p text:style-name="P3"/>
      <text:p text:style-name="P5">Le PHP peut également servir à renvoyer des images, et pas seulement du simple PHP. Là on part en mode accéléré, le cours complet :</text:p>
      <text:p text:style-name="P5"><text:a xlink:type="simple" xlink:href="https://openclassrooms.com/courses/918836-concevez-votre-site-web-avec-php-et-mysql/916429-creer-des-images-en-php" text:style-name="Internet_20_link" text:visited-style-name="Visited_20_Internet_20_Link">https://openclassrooms.com/courses/918836-concevez-votre-site-web-avec-php-et-mysql/916429-creer-des-images-en-php</text:a></text:p>
      <text:p text:style-name="P5"/>
      <text:p text:style-name="P4">On utilise la bibliothèque GD pour les images (genre PDO pour les bases de données). En général il faut l'activer pour les hébergeurs gratuits, c'est pas actif par défaut.</text:p>
      <text:p text:style-name="P4"/>
      <text:p text:style-name="P4">Il faut tout d'abord envoyer un header disant à PHP qu'on va lui faire renvoyer une image. Comme tous les headers, il s'emploie avant tout code html !</text:p>
      <text:p text:style-name="P4"/>
      <text:p text:style-name="P4"><draw:frame draw:style-name="fr1" draw:name="images8" text:anchor-type="paragraph" svg:width="6.643cm" svg:height="0.82cm" draw:z-index="7"><draw:image xlink:href="Pictures/20000007000019F200000335751E9704.svm" xlink:type="simple" xlink:show="embed" xlink:actuate="onLoad"/></draw:frame></text:p>
      <text:p text:style-name="P4">(si on est en PNG). </text:p>
      <text:p text:style-name="P4">Maintenant, soit on crée une image vide, soit on crée une image à partir d'un fichier. Pour créer une image vide :</text:p>
      <text:p text:style-name="P4"/>
      <text:p text:style-name="P4"><draw:frame draw:style-name="fr1" draw:name="images9" text:anchor-type="paragraph" svg:width="6.696cm" svg:height="1.402cm" draw:z-index="8"><draw:image xlink:href="Pictures/2000000700001A270000057BE37184C0.svm" xlink:type="simple" xlink:show="embed" xlink:actuate="onLoad"/></draw:frame>On utilise imagecreate qui prend en argument la largeur et la hauteur de l'image vide.</text:p>
      <text:p text:style-name="P4"/>
      <text:p text:style-name="P4"/>
      <text:p text:style-name="P4"/>
      <text:p text:style-name="P4">A partir d'une image existante, argument : chemin relatif ou absolu de l'ordinateur.</text:p>
      <text:p text:style-name="P4"><draw:frame draw:style-name="fr1" draw:name="images10" text:anchor-type="paragraph" svg:width="9.183cm" svg:height="1.64cm" draw:z-index="9"><draw:image xlink:href="Pictures/20000007000023DE000006695770C2A9.svm" xlink:type="simple" xlink:show="embed" xlink:actuate="onLoad"/></draw:frame></text:p>
      <text:p text:style-name="P4">Pour afficher l'image, on a qu'une seule fonction à appeler :</text:p>
      <text:p text:style-name="P4">imagejpg($image);</text:p>
      <text:p text:style-name="P4">imagepng($image); // Si PNG</text:p>
      <text:p text:style-name="P4"/>
      <text:p text:style-name="P4"><text:soft-page-break/></text:p>
      <text:p text:style-name="P4"><draw:frame draw:style-name="fr3" draw:name="images11" text:anchor-type="paragraph" svg:x="3.881cm" svg:y="0cm" svg:width="9.236cm" svg:height="2.566cm" draw:z-index="10"><draw:image xlink:href="Pictures/200000070000241300000A07AC6E0AD0.svm" xlink:type="simple" xlink:show="embed" xlink:actuate="onLoad"/></draw:frame></text:p>
      <text:p text:style-name="P4"/>
      <text:p text:style-name="P4"/>
      <text:p text:style-name="P4">Comment faire pour intégrer cette image à du code HTML tho ? On utilise la balise img sauf que en src de la balise, on met la page php qui contient une image (et qui agit comme tel !). Donc moi ma page PHP qui affiche une image, c'est test9.php. Imaginons que je veuille utiliser l'image dans test8.php, dans cette autre page j'écris : </text:p>
      <text:p text:style-name="P4"/>
      <text:p text:style-name="P4"><draw:frame draw:style-name="fr1" draw:name="images12" text:anchor-type="paragraph" svg:width="8.124cm" svg:height="2.198cm" draw:z-index="11"><draw:image xlink:href="Pictures/2000000700001FBC00000895EBB985C4.svm" xlink:type="simple" xlink:show="embed" xlink:actuate="onLoad"/></draw:frame>Works just fine.</text:p>
      <text:p text:style-name="P4">L'avantage de faire ça, c'est que PHP peut afficher une image différente en fonction d'infos qu'on envoie, des cookies qu'on a. L'avantage aussi c'est que PHP nous permet de modifier l'image. </text:p>
      <text:p text:style-name="P4"/>
      <text:p text:style-name="P4">Note : on peut également enregistrer notre image sur le serveur, comme ça une fois crée on n'aura plus à la reconstruire depuis 0 (si on a ajouté du texte etc...), le problème c'est qu'elle ne changera plus. Pour faire ça :</text:p>
      <text:p text:style-name="P4"><draw:frame draw:style-name="fr1" draw:name="images13" text:anchor-type="paragraph" svg:width="16.776cm" svg:height="0.504cm" draw:z-index="12"><draw:image xlink:href="Pictures/2000000700004188000001F82BDDA4F3.svm" xlink:type="simple" xlink:show="embed" xlink:actuate="onLoad"/></draw:frame></text:p>
      <text:p text:style-name="P4"/>
      <text:p text:style-name="P7">Les Couleurs :</text:p>
      <text:p text:style-name="P7"/>
      <text:p text:style-name="P4">Pour créer une couleur, on utilise le RGB, et on crée nos couleurs avec la fonction :</text:p>
      <text:p text:style-name="P4"/>
      <text:p text:style-name="P4">$orange = imagecolorallocate($image, 255, 128, 0); // crée une couleur orange</text:p>
      <text:p text:style-name="P4"/>
      <text:p text:style-name="P4">La première fois que la fonction imagecolorallocate est appelée, la couleur ainsi créee est la couleur d'arrière-plan. </text:p>
      <text:p text:style-name="P4"/>
      <text:p text:style-name="P4"/>
      <text:p text:style-name="P7">Le texte :</text:p>
      <text:p text:style-name="P7"/>
      <text:p text:style-name="P4"><draw:frame draw:style-name="fr1" draw:name="images14" text:anchor-type="paragraph" svg:width="12.04cm" svg:height="0.584cm" draw:z-index="13"><draw:image xlink:href="Pictures/2000000700002F080000024732C04D75.svm" xlink:type="simple" xlink:show="embed" xlink:actuate="onLoad"/></draw:frame>Avec $x et $y les positions du texte depuis un axe type C++ / SFML.</text:p>
      <text:p text:style-name="P4">$police prend un nombre de 1 à 5, du plus petit au plus grand (possible d'utiliser une police personnalisée, un peu plus compliqué). </text:p>
      <text:p text:style-name="P4"/>
      <text:p text:style-name="P4"><draw:frame draw:style-name="fr1" draw:name="images15" text:anchor-type="paragraph" svg:width="11.509cm" svg:height="0.584cm" draw:z-index="14"><draw:image xlink:href="Pictures/2000000700002CF6000002470A9CA0C4.svm" xlink:type="simple" xlink:show="embed" xlink:actuate="onLoad"/></draw:frame></text:p>
      <text:p text:style-name="P4"/>
      <text:p text:style-name="P4"/>
      <text:p text:style-name="P4">Exemple de jeu avec texte / conditions, test8.php + test9.php :</text:p>
      <text:p text:style-name="P4"/>
      <text:p text:style-name="P4"><draw:frame draw:style-name="fr2" draw:name="images16" text:anchor-type="paragraph" svg:width="16.999cm" svg:height="1.764cm" draw:z-index="15"><draw:image xlink:href="Pictures/20000007000058AE000009346A4F3824.svm" xlink:type="simple" xlink:show="embed" xlink:actuate="onLoad"/></draw:frame><text:soft-page-break/></text:p>
      <text:p text:style-name="P4"/>
      <text:p text:style-name="P4"><draw:frame draw:style-name="fr1" draw:name="images17" text:anchor-type="paragraph" svg:width="9.791cm" svg:height="9.313cm" draw:z-index="16"><draw:image xlink:href="Pictures/200000070000263F00002462A20BAD11.svm" xlink:type="simple" xlink:show="embed" xlink:actuate="onLoad"/></draw:frame></text:p>
      <text:p text:style-name="P4"/>
      <text:p text:style-name="P4">Lorsqu'on clique sur "Valider" dans la page test8.php, on est envoyé sur test9.php. Sur cette page, si on a coché la case, alors ça écrit Hello. Sinon, ça n'écrit pas "Hello".</text:p>
      <text:p text:style-name="P4"/>
      <text:p text:style-name="P4"/>
      <text:p text:style-name="P4"/>
      <text:p text:style-name="P4"/>
      <text:p text:style-name="P4"/>
      <text:p text:style-name="P7">Les formes :</text:p>
      <text:p text:style-name="P7"/>
      <text:p text:style-name="P4">Avec PHP on peut dessiner des lignes, des ellipses, des rectangles, même des polygones en prenant des array de points dans l'ordre. Voir le cour pour les fonctions.</text:p>
      <text:p text:style-name="P4"/>
      <text:p text:style-name="P7">Les transformations de l'image :</text:p>
      <text:p text:style-name="P7"/>
      <text:list xml:id="list7827018361787107330" text:style-name="L2">
        <text:list-item>
          <text:p text:style-name="P9">On peut rendre une certaine couleur transparente : imagecolortransparent($image, $orange) pour rendre la couleur orange transparente.</text:p>
        </text:list-item>
      </text:list>
      <text:p text:style-name="P4"/>
      <text:p text:style-name="P4">Pour merge deux images, c'est un peu plus chiant tho :</text:p>
      <text:p text:style-name="P4"/>
      <text:p text:style-name="P4"><draw:frame draw:style-name="fr4" draw:name="images18" text:anchor-type="paragraph" svg:width="16.999cm" svg:height="11.028cm" draw:z-index="17"><draw:image xlink:href="Pictures/200000070000494800002F8C41D15DE6.svm" xlink:type="simple" xlink:show="embed" xlink:actuate="onLoad"/></draw:frame><text:soft-page-break/></text:p>
      <text:p text:style-name="P4"/>
      <text:p text:style-name="P4">Le script est plutôt explicite, sauf les deux 0, 0 dans la fonction imagecopymerge. Ils correspondent en fait à l'abscisse puis l'ordonnée de départ de l'image source. Ici on part de tout en haut à droite. Si on voulait prendre que la moitiée du logo, on modifierait ces paramètres.</text:p>
      <text:p text:style-name="P4"/>
      <text:p text:style-name="P4">Pour créer la miniature d'une image, on enregistre la miniature sur notre serveur, on ne crée pas la miniature à chaques fois par du code PHP intégré au code HTML, c'est juste trop lourd. On a donc :</text:p>
      <text:p text:style-name="P4"/>
      <text:p text:style-name="P4"><draw:frame draw:style-name="fr2" draw:name="images19" text:anchor-type="paragraph" svg:width="16.999cm" svg:height="7.497cm" draw:z-index="18"><draw:image xlink:href="Pictures/200000070000499700002075A502EEA9.svm" xlink:type="simple" xlink:show="embed" xlink:actuate="onLoad"/></draw:frame></text:p>
      <text:p text:style-name="P4">Sans header puisqu'on ne fait qu'enregistrer.</text:p>
      <text:p text:style-name="P4">On crée ce script, et on le run 1 fois pour chaque image, en adaptant le nom du fichier et la taille de la destination. C'est une alternative PHP au redimmensionnement à la main je suppose. Ici par exemple on run le script 1 fois, puis on utilise la miniature comme ceci : </text:p>
      <text:p text:style-name="P4"><draw:frame draw:style-name="fr2" draw:name="images20" text:anchor-type="paragraph" svg:width="16.999cm" svg:height="0.781cm" draw:z-index="19"><draw:image xlink:href="Pictures/20000007000043990000031BE5802311.svm" xlink:type="simple" xlink:show="embed" xlink:actuate="onLoad"/></draw:frame><text:soft-page-break/></text:p>
      <text:p text:style-name="P2">Les expressions régulières</text:p>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8M1S</meta:editing-duration>
    <meta:editing-cycles>6</meta:editing-cycles>
    <meta:generator>OpenOffice/4.1.5$Win32 OpenOffice.org_project/415m1$Build-9789</meta:generator>
    <dc:date>2019-12-05T21:46:19.62</dc:date>
    <meta:document-statistic meta:table-count="0" meta:image-count="20" meta:object-count="0" meta:page-count="7" meta:paragraph-count="59" meta:word-count="1139" meta:character-count="6684"/>
    <meta:user-defined meta:name="Info 1"/>
    <meta:user-defined meta:name="Info 2"/>
    <meta:user-defined meta:name="Info 3"/>
    <meta:user-defined meta:name="Info 4"/>
  </office:meta>
</office:document-meta>
</file>